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fo:font-size="13pt" fo:language="en" fo:country="GB" officeooo:rsid="000dab8e" officeooo:paragraph-rsid="000e6afb" style:font-size-asian="13pt" style:font-size-complex="13pt"/>
    </style:style>
    <style:style style:name="P2" style:family="paragraph" style:parent-style-name="Preformatted_20_Text">
      <style:paragraph-properties fo:text-align="justify" style:justify-single-word="false"/>
      <style:text-properties fo:font-size="13pt" fo:language="en" fo:country="GB" officeooo:rsid="000dab8e" officeooo:paragraph-rsid="000dab8e" style:font-size-asian="13pt" style:font-size-complex="13pt"/>
    </style:style>
    <style:style style:name="T1" style:family="text">
      <style:text-properties style:text-position="super 58%"/>
    </style:style>
    <style:style style:name="T2" style:family="text">
      <style:text-properties officeooo:rsid="000e6afb"/>
    </style:style>
    <style:style style:name="T3" style:family="text">
      <style:text-properties fo:font-size="14pt" officeooo:rsid="0007a369" style:font-size-asian="14pt" style:font-size-complex="14pt"/>
    </style:style>
    <style:style style:name="T4" style:family="text">
      <style:text-properties fo:font-size="14pt" officeooo:rsid="000e6afb" style:font-size-asian="14pt" style:font-size-complex="14pt"/>
    </style:style>
    <style:style style:name="T5" style:family="text">
      <style:text-properties officeooo:rsid="0007a3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day the 26<text:span text:style-name="T1">th</text:span> of October, there was no new lecture for today <text:span text:style-name="T2">by Dr Herbert Daley on </text:span><text:span text:style-name="T5">4C1018 </text:span><text:span text:style-name="T2">module</text:span>. Today there was a recap lecture for students to whom just joined the university or have missed for some reason the past four weeks of university. Therefore I have taken this opportunity to read more on about Java. I am finding a bit complicating to get my head around the programming language (Java) and therefore any extra times that I have this days, I am spending to read and code in Java. 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0-10-27T01:35:10.771201493</dc:date>
    <meta:editing-duration>PT5M1S</meta:editing-duration>
    <meta:editing-cycles>1</meta:editing-cycles>
    <meta:document-statistic meta:table-count="0" meta:image-count="0" meta:object-count="0" meta:page-count="1" meta:paragraph-count="1" meta:word-count="91" meta:character-count="494" meta:non-whitespace-character-count="403"/>
    <meta:generator>LibreOffice/7.0.2.2$MacOSX_X86_64 LibreOffice_project/8349ace3c3162073abd90d81fd06dcfb6b36b994</meta:generator>
  </office:meta>
</office:document-meta>
</file>